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adcd" draw:textarea-horizontal-align="justify" draw:textarea-vertical-align="middle" draw:auto-grow-height="false" fo:min-height="1.337cm" fo:min-width="5.85cm"/>
      <style:paragraph-properties style:writing-mode="lr-tb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0.424cm" fo:min-width="2.644cm"/>
      <style:paragraph-properties style:writing-mode="lr-tb"/>
    </style:style>
    <style:style style:name="gr3" style:family="graphic" style:parent-style-name="standard">
      <style:graphic-properties svg:stroke-width="0cm" draw:marker-end="Arrow" draw:textarea-vertical-align="middle"/>
    </style:style>
    <style:style style:name="gr4" style:family="graphic" style:parent-style-name="standard">
      <style:graphic-properties draw:fill-color="#c8c8fd" draw:textarea-horizontal-align="justify" draw:textarea-vertical-align="middle" draw:auto-grow-height="false" fo:min-height="1.338cm" fo:min-width="8.39cm"/>
      <style:paragraph-properties style:writing-mode="lr-tb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fill-color="#99ffff" draw:textarea-horizontal-align="justify" draw:textarea-vertical-align="middle" draw:auto-grow-height="false" fo:min-height="1.338cm" fo:min-width="9.66cm"/>
      <style:paragraph-properties style:writing-mode="lr-tb"/>
    </style:style>
    <style:style style:name="gr7" style:family="graphic" style:parent-style-name="standard">
      <style:graphic-properties draw:marker-start="Arrow" draw:marker-end="Arrow" draw:textarea-vertical-align="middle"/>
    </style:style>
    <style:style style:name="gr8" style:family="graphic" style:parent-style-name="standard">
      <style:graphic-properties draw:fill-color="#c8c8fd" draw:textarea-horizontal-align="justify" draw:textarea-vertical-align="middle" draw:auto-grow-height="false" fo:min-height="1.338cm" fo:min-width="10.613cm"/>
      <style:paragraph-properties style:writing-mode="lr-tb"/>
    </style:style>
    <style:style style:name="gr9" style:family="graphic" style:parent-style-name="standard">
      <style:graphic-properties draw:fill-color="#ff99ff" draw:textarea-horizontal-align="justify" draw:textarea-vertical-align="middle" draw:auto-grow-height="false" fo:min-height="1.338cm" fo:min-width="8.39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fill-color="#ccff66" draw:textarea-horizontal-align="justify" draw:textarea-vertical-align="middle" draw:auto-grow-height="false" fo:min-height="0.386cm" fo:min-width="0.136cm"/>
      <style:paragraph-properties style:writing-mode="lr-tb"/>
    </style:style>
    <style:style style:name="gr13" style:family="graphic" style:parent-style-name="standard">
      <style:graphic-properties draw:fill-color="#c8c8fd" draw:textarea-horizontal-align="justify" draw:textarea-vertical-align="middle" draw:auto-grow-height="false" fo:min-height="1.338cm" fo:min-width="9.977cm"/>
      <style:paragraph-properties style:writing-mode="lr-tb"/>
    </style:style>
    <style:style style:name="gr14" style:family="graphic" style:parent-style-name="standard">
      <style:graphic-properties draw:fill-color="#c8c8fd" draw:textarea-horizontal-align="justify" draw:textarea-vertical-align="middle" draw:auto-grow-height="false" fo:min-height="1.338cm" fo:min-width="9.34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3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width="0.081cm" svg:stroke-color="#ff00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adcd"/>
      <style:paragraph-properties fo:text-align="center"/>
    </style:style>
    <style:style style:name="P3" style:family="paragraph">
      <loext:graphic-properties draw:fill-color="#33ff99"/>
      <style:paragraph-properties fo:text-align="center"/>
    </style:style>
    <style:style style:name="P4" style:family="paragraph">
      <loext:graphic-properties draw:fill-color="#c8c8fd"/>
      <style:paragraph-properties fo:text-align="center"/>
    </style:style>
    <style:style style:name="P5" style:family="paragraph">
      <loext:graphic-properties draw:fill-color="#99ffff"/>
      <style:paragraph-properties fo:text-align="center"/>
    </style:style>
    <style:style style:name="P6" style:family="paragraph">
      <loext:graphic-properties draw:fill-color="#ff99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ff66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color="#ff00cc" loext:opacity="100%"/>
    </style:style>
    <style:style style:name="P14" style:family="paragraph">
      <loext:graphic-properties draw:fill="none" draw:fill-color="#ffffff"/>
      <style:text-properties fo:color="#ff00cc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c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35cm" svg:height="1.587cm" svg:x="37.512cm" svg:y="7.032cm">
          <text:p text:style-name="P1">instrument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6cm" svg:height="0.952cm" svg:x="38.464cm" svg:y="3.857cm">
          <text:p text:style-name="P1">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0.687cm" svg:y1="4.809cm" svg:x2="40.687cm" svg:y2="7.032cm" draw:start-shape="id1" draw:start-glue-point="8" draw:end-shape="id2" draw:end-glue-point="0" svg:d="M40687 4809v2223" svg:viewBox="0 0 1 2224">
          <text:p/>
        </draw:connector>
        <draw:custom-shape draw:style-name="gr4" draw:text-style-name="P4" xml:id="id3" draw:id="id3" draw:layer="layout" svg:width="8.89cm" svg:height="1.588cm" svg:x="36.242cm" svg:y="11.477cm">
          <text:p text:style-name="P1">tag-form-recursively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8.89cm" svg:height="1.588cm" svg:x="36.242cm" svg:y="14.97cm">
          <text:p text:style-name="P1">macroexpand-form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8.89cm" svg:height="1.588cm" svg:x="36.242cm" svg:y="18.145cm">
          <text:p text:style-name="P1">instrument-top-level-for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0.687cm" svg:y1="8.619cm" svg:x2="40.687cm" svg:y2="11.477cm" draw:start-shape="id2" draw:start-glue-point="2" draw:end-shape="id3" draw:end-glue-point="0" svg:d="M40687 8619v2858" svg:viewBox="0 0 1 2859">
          <text:p/>
        </draw:connector>
        <draw:connector draw:style-name="gr5" draw:text-style-name="P1" draw:layer="layout" svg:x1="40.687cm" svg:y1="13.065cm" svg:x2="40.687cm" svg:y2="14.97cm" draw:start-shape="id3" draw:start-glue-point="2" draw:end-shape="id4" draw:end-glue-point="0" svg:d="M40687 13065v1905" svg:viewBox="0 0 1 1906">
          <text:p/>
        </draw:connector>
        <draw:connector draw:style-name="gr5" draw:text-style-name="P1" draw:layer="layout" svg:x1="40.687cm" svg:y1="16.558cm" svg:x2="40.687cm" svg:y2="18.145cm" draw:start-shape="id4" draw:start-glue-point="2" draw:end-shape="id5" draw:end-glue-point="0" svg:d="M40687 16558v1587" svg:viewBox="0 0 1 1588">
          <text:p/>
        </draw:connector>
        <draw:custom-shape draw:style-name="gr6" draw:text-style-name="P5" xml:id="id7" draw:id="id7" draw:layer="layout" svg:width="10.16cm" svg:height="1.588cm" svg:x="23.225cm" svg:y="18.145cm">
          <text:p text:style-name="P1">update-context-for-top-level-form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10.16cm" svg:height="1.588cm" svg:x="23.542cm" svg:y="7.032cm">
          <text:p text:style-name="P1">build-form-instrumentation-ctx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7.512cm" svg:y1="7.825cm" svg:x2="33.702cm" svg:y2="7.826cm" draw:start-shape="id2" draw:start-glue-point="3" draw:end-shape="id6" draw:end-glue-point="1" svg:d="M37512 7825h-1905v1h-1905" svg:viewBox="0 0 3811 2">
          <text:p/>
        </draw:connector>
        <draw:connector draw:style-name="gr7" draw:text-style-name="P1" draw:layer="layout" svg:x1="36.242cm" svg:y1="18.939cm" svg:x2="33.385cm" svg:y2="18.939cm" draw:start-shape="id5" draw:start-glue-point="3" draw:end-shape="id7" draw:end-glue-point="1" svg:d="M36242 18939h-2857" svg:viewBox="0 0 2858 1">
          <text:p/>
        </draw:connector>
        <draw:custom-shape draw:style-name="gr4" draw:text-style-name="P4" xml:id="id8" draw:id="id8" draw:layer="layout" svg:width="8.89cm" svg:height="1.588cm" svg:x="23.86cm" svg:y="21.32cm">
          <text:p text:style-name="P1">instrument-defmethod-form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8.89cm" svg:height="1.588cm" svg:x="23.86cm" svg:y="23.225cm">
          <text:p text:style-name="P1">instrument-core-extend-form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8.89cm" svg:height="1.588cm" svg:x="47.778cm" svg:y="21.32cm">
          <text:p text:style-name="P1">instrument-cljs-multi-arity-defn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11.113cm" svg:height="1.588cm" svg:x="47.672cm" svg:y="23.226cm">
          <text:p text:style-name="P1">instrument-cljs-extend-type-form-types</text:p>
          <draw:enhanced-geometry svg:viewBox="0 0 21600 21600" draw:type="rectangle" draw:enhanced-path="M 0 0 L 21600 0 21600 21600 0 21600 0 0 Z N"/>
        </draw:custom-shape>
        <draw:custom-shape draw:style-name="gr8" draw:text-style-name="P4" xml:id="id13" draw:id="id13" draw:layer="layout" svg:width="11.113cm" svg:height="1.588cm" svg:x="47.672cm" svg:y="25.131cm">
          <text:p text:style-name="P1">instrument-cljs-extend-type-form-basic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11.113cm" svg:height="1.588cm" svg:x="47.671cm" svg:y="27.036cm">
          <text:p text:style-name="P1">instrument-cljs-extend-protocol-form</text:p>
          <draw:enhanced-geometry svg:viewBox="0 0 21600 21600" draw:type="rectangle" draw:enhanced-path="M 0 0 L 21600 0 21600 21600 0 21600 0 0 Z N"/>
        </draw:custom-shape>
        <draw:custom-shape draw:style-name="gr8" draw:text-style-name="P4" xml:id="id15" draw:id="id15" draw:layer="layout" svg:width="11.113cm" svg:height="1.588cm" svg:x="47.672cm" svg:y="28.941cm">
          <text:p text:style-name="P1">instrument-cljs-deftype-form</text:p>
          <draw:enhanced-geometry svg:viewBox="0 0 21600 21600" draw:type="rectangle" draw:enhanced-path="M 0 0 L 21600 0 21600 21600 0 21600 0 0 Z N"/>
        </draw:custom-shape>
        <draw:custom-shape draw:style-name="gr8" draw:text-style-name="P4" xml:id="id16" draw:id="id16" draw:layer="layout" svg:width="11.113cm" svg:height="1.588cm" svg:x="47.671cm" svg:y="30.845cm">
          <text:p text:style-name="P1">instrument-cljs-defrecord-form</text:p>
          <draw:enhanced-geometry svg:viewBox="0 0 21600 21600" draw:type="rectangle" draw:enhanced-path="M 0 0 L 21600 0 21600 21600 0 21600 0 0 Z N"/>
        </draw:custom-shape>
        <draw:custom-shape draw:style-name="gr9" draw:text-style-name="P6" xml:id="id10" draw:id="id10" draw:layer="layout" svg:width="8.89cm" svg:height="1.588cm" svg:x="36.242cm" svg:y="33.702cm">
          <text:p text:style-name="P1">instrument-form-recursively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40.687cm" svg:y1="19.733cm" svg:x2="32.75cm" svg:y2="22.114cm" draw:start-shape="id5" draw:start-glue-point="2" draw:end-shape="id8" draw:end-glue-point="1" svg:d="M40687 19733v2381h-7937" svg:viewBox="0 0 7938 2382">
          <text:p/>
        </draw:connector>
        <draw:connector draw:style-name="gr10" draw:text-style-name="P7" draw:layer="layout" svg:x1="40.687cm" svg:y1="19.733cm" svg:x2="32.75cm" svg:y2="24.019cm" draw:start-shape="id5" draw:start-glue-point="2" draw:end-shape="id9" draw:end-glue-point="1" svg:d="M40687 19733v4286h-7937" svg:viewBox="0 0 7938 4287">
          <text:p/>
        </draw:connector>
        <draw:connector draw:style-name="gr10" draw:text-style-name="P7" draw:layer="layout" svg:x1="40.687cm" svg:y1="19.733cm" svg:x2="40.687cm" svg:y2="33.702cm" draw:start-shape="id5" draw:start-glue-point="2" draw:end-shape="id10" draw:end-glue-point="0" svg:d="M40687 19733v13969" svg:viewBox="0 0 1 13970">
          <text:p/>
        </draw:connector>
        <draw:connector draw:style-name="gr10" draw:text-style-name="P7" draw:layer="layout" svg:x1="40.687cm" svg:y1="19.733cm" svg:x2="47.778cm" svg:y2="22.114cm" draw:start-shape="id5" draw:start-glue-point="2" draw:end-shape="id11" draw:end-glue-point="3" svg:d="M40687 19733v2381h7091" svg:viewBox="0 0 7092 2382">
          <text:p/>
        </draw:connector>
        <draw:connector draw:style-name="gr10" draw:text-style-name="P7" draw:layer="layout" svg:x1="40.687cm" svg:y1="19.733cm" svg:x2="47.672cm" svg:y2="24.02cm" draw:start-shape="id5" draw:start-glue-point="2" draw:end-shape="id12" draw:end-glue-point="3" svg:d="M40687 19733v4287h6985" svg:viewBox="0 0 6986 4288">
          <text:p/>
        </draw:connector>
        <draw:connector draw:style-name="gr10" draw:text-style-name="P7" draw:layer="layout" svg:x1="40.687cm" svg:y1="19.733cm" svg:x2="47.672cm" svg:y2="25.925cm" draw:start-shape="id5" draw:start-glue-point="2" draw:end-shape="id13" draw:end-glue-point="3" svg:d="M40687 19733v6192h6985" svg:viewBox="0 0 6986 6193">
          <text:p/>
        </draw:connector>
        <draw:connector draw:style-name="gr10" draw:text-style-name="P7" draw:layer="layout" svg:x1="40.687cm" svg:y1="19.733cm" svg:x2="47.671cm" svg:y2="27.83cm" draw:start-shape="id5" draw:start-glue-point="2" draw:end-shape="id14" draw:end-glue-point="3" svg:d="M40687 19733v8097h6984" svg:viewBox="0 0 6985 8098">
          <text:p/>
        </draw:connector>
        <draw:connector draw:style-name="gr10" draw:text-style-name="P7" draw:layer="layout" svg:x1="40.687cm" svg:y1="19.733cm" svg:x2="47.672cm" svg:y2="29.735cm" draw:start-shape="id5" draw:start-glue-point="2" draw:end-shape="id15" draw:end-glue-point="3" svg:d="M40687 19733v10002h6985" svg:viewBox="0 0 6986 10003">
          <text:p/>
        </draw:connector>
        <draw:connector draw:style-name="gr10" draw:text-style-name="P7" draw:layer="layout" svg:x1="40.687cm" svg:y1="19.733cm" svg:x2="47.671cm" svg:y2="31.639cm" draw:start-shape="id5" draw:start-glue-point="2" draw:end-shape="id16" draw:end-glue-point="3" svg:d="M40687 19733v11906h6984" svg:viewBox="0 0 6985 11907">
          <text:p/>
        </draw:connector>
        <draw:custom-shape draw:style-name="gr4" draw:text-style-name="P4" xml:id="id17" draw:id="id17" draw:layer="layout" svg:width="8.89cm" svg:height="1.588cm" svg:x="30.21cm" svg:y="38.782cm">
          <text:p text:style-name="P1">instrument-function-like-form</text:p>
          <draw:enhanced-geometry svg:viewBox="0 0 21600 21600" draw:type="rectangle" draw:enhanced-path="M 0 0 L 21600 0 21600 21600 0 21600 0 0 Z N"/>
        </draw:custom-shape>
        <draw:custom-shape draw:style-name="gr4" draw:text-style-name="P4" xml:id="id18" draw:id="id18" draw:layer="layout" svg:width="8.89cm" svg:height="1.588cm" svg:x="43.227cm" svg:y="38.782cm">
          <text:p text:style-name="P1">instrument-coll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40.687cm" svg:y1="35.29cm" svg:x2="34.655cm" svg:y2="38.782cm" draw:start-shape="id10" draw:start-glue-point="2" draw:end-shape="id17" draw:end-glue-point="0" svg:d="M40687 35290v1746h-6032v1746" svg:viewBox="0 0 6033 3493">
          <text:p text:style-name="P1">seq?</text:p>
        </draw:connector>
        <draw:connector draw:style-name="gr11" draw:text-style-name="P7" draw:layer="layout" svg:x1="40.687cm" svg:y1="35.29cm" svg:x2="47.672cm" svg:y2="38.782cm" draw:start-shape="id10" draw:start-glue-point="2" draw:end-shape="id18" draw:end-glue-point="0" svg:d="M40687 35290v1746h6985v1746" svg:viewBox="0 0 6986 3493">
          <text:p text:style-name="P1">coll?</text:p>
        </draw:connector>
        <draw:custom-shape draw:style-name="gr4" draw:text-style-name="P4" xml:id="id20" draw:id="id20" draw:layer="layout" svg:width="8.89cm" svg:height="1.588cm" svg:x="18.78cm" svg:y="48.307cm">
          <text:p text:style-name="P1">instrument-special-form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29.575cm" svg:y1="44.497cm" svg:x2="23.225cm" svg:y2="48.307cm" draw:start-shape="id19" draw:start-glue-point="5" draw:end-shape="id20" draw:end-glue-point="0" svg:d="M29575 44497h-6350v3810" svg:viewBox="0 0 6351 3811">
          <text:p text:style-name="P1">yes</text:p>
        </draw:connector>
        <draw:connector draw:style-name="gr10" draw:text-style-name="P7" draw:layer="layout" draw:line-skew="1.111cm" svg:x1="35.29cm" svg:y1="43.227cm" svg:x2="43.227cm" svg:y2="39.576cm" draw:start-shape="id21" draw:start-glue-point="7" draw:end-shape="id18" draw:end-glue-point="3" svg:d="M35290 43227h5800v-3651h2137" svg:viewBox="0 0 7938 3652">
          <text:p/>
        </draw:connector>
        <draw:custom-shape draw:style-name="gr12" draw:text-style-name="P8" xml:id="id21" draw:id="id21" draw:layer="layout" svg:width="1.27cm" svg:height="1.27cm" svg:x="34.02cm" svg:y="42.592cm">
          <text:p text:style-name="P1">first is symbol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svg:x1="34.655cm" svg:y1="40.37cm" svg:x2="34.655cm" svg:y2="42.592cm" draw:start-shape="id17" draw:start-glue-point="2" draw:end-shape="id21" draw:end-glue-point="4" svg:d="M34655 40370v2222" svg:viewBox="0 0 1 2223">
          <text:p/>
        </draw:connector>
        <draw:custom-shape draw:style-name="gr12" draw:text-style-name="P8" xml:id="id19" draw:id="id19" draw:layer="layout" svg:width="1.27cm" svg:height="1.27cm" svg:x="29.575cm" svg:y="43.862cm">
          <text:p text:style-name="P1">special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svg:x1="34.02cm" svg:y1="43.227cm" svg:x2="30.21cm" svg:y2="43.862cm" draw:start-shape="id21" draw:start-glue-point="5" draw:end-shape="id19" draw:end-glue-point="4" svg:d="M34020 43227h-3810v635" svg:viewBox="0 0 3811 636">
          <text:p/>
        </draw:connector>
        <draw:custom-shape draw:style-name="gr4" draw:text-style-name="P4" xml:id="id22" draw:id="id22" draw:layer="layout" svg:width="8.89cm" svg:height="1.588cm" svg:x="31.48cm" svg:y="48.307cm">
          <text:p text:style-name="P1">instrument-function-call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30.845cm" svg:y1="44.497cm" svg:x2="35.925cm" svg:y2="48.307cm" draw:start-shape="id19" draw:start-glue-point="7" draw:end-shape="id22" draw:end-glue-point="0" svg:d="M30845 44497h5080v3810" svg:viewBox="0 0 5081 3811">
          <text:p text:style-name="P1">no</text:p>
        </draw:connector>
        <draw:connector draw:style-name="gr11" draw:text-style-name="P7" draw:layer="layout" draw:line-skew="2.356cm -26.511cm" svg:x1="23.225cm" svg:y1="49.895cm" svg:x2="36.242cm" svg:y2="34.496cm" draw:start-shape="id20" draw:start-glue-point="2" draw:end-shape="id10" draw:end-glue-point="3" svg:d="M23225 49895v2857h-17780v-18256h30797" svg:viewBox="0 0 30798 18257">
          <text:p text:style-name="P1"/>
        </draw:connector>
        <draw:custom-shape draw:style-name="gr4" draw:text-style-name="P4" xml:id="id23" draw:id="id23" draw:layer="layout" svg:width="8.89cm" svg:height="1.588cm" svg:x="8.62cm" svg:y="54.657cm">
          <text:p text:style-name="P1">instrument-special-dot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23.225cm" svg:y1="49.895cm" svg:x2="17.51cm" svg:y2="55.451cm" draw:start-shape="id20" draw:start-glue-point="2" draw:end-shape="id23" draw:end-glue-point="1" svg:d="M23225 49895v5556h-5715" svg:viewBox="0 0 5716 5557">
          <text:p text:style-name="P1"/>
        </draw:connector>
        <draw:custom-shape draw:style-name="gr4" draw:text-style-name="P4" xml:id="id25" draw:id="id25" draw:layer="layout" svg:width="8.89cm" svg:height="1.588cm" svg:x="8.62cm" svg:y="56.562cm">
          <text:p text:style-name="P1">instrument-special-def</text:p>
          <draw:enhanced-geometry svg:viewBox="0 0 21600 21600" draw:type="rectangle" draw:enhanced-path="M 0 0 L 21600 0 21600 21600 0 21600 0 0 Z N"/>
        </draw:custom-shape>
        <draw:custom-shape draw:style-name="gr4" draw:text-style-name="P4" xml:id="id26" draw:id="id26" draw:layer="layout" svg:width="8.89cm" svg:height="1.588cm" svg:x="8.619cm" svg:y="60.372cm">
          <text:p text:style-name="P1">instrument-special-loop*-like</text:p>
          <draw:enhanced-geometry svg:viewBox="0 0 21600 21600" draw:type="rectangle" draw:enhanced-path="M 0 0 L 21600 0 21600 21600 0 21600 0 0 Z N"/>
        </draw:custom-shape>
        <draw:custom-shape draw:style-name="gr13" draw:text-style-name="P4" xml:id="id27" draw:id="id27" draw:layer="layout" svg:width="10.477cm" svg:height="1.588cm" svg:x="7.032cm" svg:y="62.277cm">
          <text:p text:style-name="P1">instrument-special-deftype*-[clj|cljs]</text:p>
          <draw:enhanced-geometry svg:viewBox="0 0 21600 21600" draw:type="rectangle" draw:enhanced-path="M 0 0 L 21600 0 21600 21600 0 21600 0 0 Z N"/>
        </draw:custom-shape>
        <draw:custom-shape draw:style-name="gr4" draw:text-style-name="P4" xml:id="id28" draw:id="id28" draw:layer="layout" svg:width="8.89cm" svg:height="1.588cm" svg:x="8.619cm" svg:y="64.182cm">
          <text:p text:style-name="P1">instrument-special-reify*</text:p>
          <draw:enhanced-geometry svg:viewBox="0 0 21600 21600" draw:type="rectangle" draw:enhanced-path="M 0 0 L 21600 0 21600 21600 0 21600 0 0 Z N"/>
        </draw:custom-shape>
        <draw:custom-shape draw:style-name="gr4" draw:text-style-name="P4" xml:id="id29" draw:id="id29" draw:layer="layout" svg:width="8.89cm" svg:height="1.588cm" svg:x="8.619cm" svg:y="66.087cm">
          <text:p text:style-name="P1">instrument-special-fn*</text:p>
          <draw:enhanced-geometry svg:viewBox="0 0 21600 21600" draw:type="rectangle" draw:enhanced-path="M 0 0 L 21600 0 21600 21600 0 21600 0 0 Z N"/>
        </draw:custom-shape>
        <draw:custom-shape draw:style-name="gr4" draw:text-style-name="P4" xml:id="id30" draw:id="id30" draw:layer="layout" svg:width="8.89cm" svg:height="1.588cm" svg:x="8.619cm" svg:y="67.992cm">
          <text:p text:style-name="P1">instrument-special-case*</text:p>
          <draw:enhanced-geometry svg:viewBox="0 0 21600 21600" draw:type="rectangle" draw:enhanced-path="M 0 0 L 21600 0 21600 21600 0 21600 0 0 Z N"/>
        </draw:custom-shape>
        <draw:custom-shape draw:style-name="gr14" draw:text-style-name="P4" xml:id="id31" draw:id="id31" draw:layer="layout" svg:width="9.843cm" svg:height="1.588cm" svg:x="7.666cm" svg:y="69.897cm">
          <text:p text:style-name="P1">instrument-special-defrecord*-cljs</text:p>
          <draw:enhanced-geometry svg:viewBox="0 0 21600 21600" draw:type="rectangle" draw:enhanced-path="M 0 0 L 21600 0 21600 21600 0 21600 0 0 Z N"/>
        </draw:custom-shape>
        <draw:custom-shape draw:style-name="gr14" draw:text-style-name="P4" xml:id="id32" draw:id="id32" draw:layer="layout" svg:width="9.843cm" svg:height="1.588cm" svg:x="7.666cm" svg:y="71.802cm">
          <text:p text:style-name="P1">instrument-special-js*-cljs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23.225cm" svg:y1="49.895cm" svg:x2="17.51cm" svg:y2="59.261cm" draw:start-shape="id20" draw:start-glue-point="2" draw:end-shape="id24" draw:end-glue-point="1" svg:d="M23225 49895v9366h-5715" svg:viewBox="0 0 5716 9367">
          <text:p/>
        </draw:connector>
        <draw:connector draw:style-name="gr10" draw:text-style-name="P7" draw:layer="layout" svg:x1="23.225cm" svg:y1="49.895cm" svg:x2="17.51cm" svg:y2="57.356cm" draw:start-shape="id20" draw:start-glue-point="2" draw:end-shape="id25" draw:end-glue-point="1" svg:d="M23225 49895v7461h-5715" svg:viewBox="0 0 5716 7462">
          <text:p/>
        </draw:connector>
        <draw:connector draw:style-name="gr10" draw:text-style-name="P7" draw:layer="layout" svg:x1="23.225cm" svg:y1="49.895cm" svg:x2="17.509cm" svg:y2="61.166cm" draw:start-shape="id20" draw:start-glue-point="2" draw:end-shape="id26" draw:end-glue-point="1" svg:d="M23225 49895v11271h-5716" svg:viewBox="0 0 5717 11272">
          <text:p/>
        </draw:connector>
        <draw:connector draw:style-name="gr10" draw:text-style-name="P7" draw:layer="layout" svg:x1="23.225cm" svg:y1="49.895cm" svg:x2="17.509cm" svg:y2="63.071cm" draw:start-shape="id20" draw:start-glue-point="2" draw:end-shape="id27" draw:end-glue-point="1" svg:d="M23225 49895v13176h-5716" svg:viewBox="0 0 5717 13177">
          <text:p/>
        </draw:connector>
        <draw:connector draw:style-name="gr10" draw:text-style-name="P7" draw:layer="layout" svg:x1="23.225cm" svg:y1="49.895cm" svg:x2="17.509cm" svg:y2="64.976cm" draw:start-shape="id20" draw:start-glue-point="2" draw:end-shape="id28" draw:end-glue-point="1" svg:d="M23225 49895v15081h-5716" svg:viewBox="0 0 5717 15082">
          <text:p/>
        </draw:connector>
        <draw:connector draw:style-name="gr10" draw:text-style-name="P7" draw:layer="layout" svg:x1="23.225cm" svg:y1="49.895cm" svg:x2="17.509cm" svg:y2="66.881cm" draw:start-shape="id20" draw:start-glue-point="2" draw:end-shape="id29" draw:end-glue-point="1" svg:d="M23225 49895v16986h-5716" svg:viewBox="0 0 5717 16987">
          <text:p/>
        </draw:connector>
        <draw:connector draw:style-name="gr10" draw:text-style-name="P7" draw:layer="layout" svg:x1="23.225cm" svg:y1="49.895cm" svg:x2="17.509cm" svg:y2="68.786cm" draw:start-shape="id20" draw:start-glue-point="2" draw:end-shape="id30" draw:end-glue-point="1" svg:d="M23225 49895v18891h-5716" svg:viewBox="0 0 5717 18892">
          <text:p/>
        </draw:connector>
        <draw:connector draw:style-name="gr10" draw:text-style-name="P7" draw:layer="layout" svg:x1="23.225cm" svg:y1="49.895cm" svg:x2="17.509cm" svg:y2="70.691cm" draw:start-shape="id20" draw:start-glue-point="2" draw:end-shape="id31" draw:end-glue-point="1" svg:d="M23225 49895v20796h-5716" svg:viewBox="0 0 5717 20797">
          <text:p/>
        </draw:connector>
        <draw:connector draw:style-name="gr10" draw:text-style-name="P7" draw:layer="layout" svg:x1="23.225cm" svg:y1="49.895cm" svg:x2="17.509cm" svg:y2="72.596cm" draw:start-shape="id20" draw:start-glue-point="2" draw:end-shape="id32" draw:end-glue-point="1" svg:d="M23225 49895v22701h-5716" svg:viewBox="0 0 5717 22702">
          <text:p/>
        </draw:connector>
        <draw:connector draw:style-name="gr11" draw:text-style-name="P7" draw:layer="layout" svg:x1="40.37cm" svg:y1="49.101cm" svg:x2="43.227cm" svg:y2="39.576cm" draw:start-shape="id22" draw:start-glue-point="1" draw:end-shape="id18" draw:end-glue-point="3" svg:d="M40370 49101h1429v-9525h1428" svg:viewBox="0 0 2858 9526">
          <text:p text:style-name="P1">args</text:p>
        </draw:connector>
        <draw:custom-shape draw:style-name="gr4" draw:text-style-name="P4" xml:id="id24" draw:id="id24" draw:layer="layout" svg:width="8.89cm" svg:height="1.588cm" svg:x="8.62cm" svg:y="58.467cm">
          <text:p text:style-name="P1">instrument-special-def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line-skew="-2.674cm" svg:x1="8.62cm" svg:y1="55.451cm" svg:x2="36.242cm" svg:y2="34.496cm" draw:start-shape="id23" draw:start-glue-point="3" draw:end-shape="id10" draw:end-glue-point="3" svg:d="M8620 55451h-3175v-20955h30797" svg:viewBox="0 0 30798 20956">
          <text:p/>
        </draw:connector>
        <draw:connector draw:style-name="gr10" draw:text-style-name="P7" draw:layer="layout" draw:line-skew="-2.674cm" svg:x1="8.62cm" svg:y1="57.356cm" svg:x2="36.242cm" svg:y2="34.496cm" draw:start-shape="id25" draw:start-glue-point="3" draw:end-shape="id10" draw:end-glue-point="3" svg:d="M8620 57356h-3175v-22860h30797" svg:viewBox="0 0 30798 22861">
          <text:p/>
        </draw:connector>
        <draw:connector draw:style-name="gr10" draw:text-style-name="P7" draw:layer="layout" draw:line-skew="-2.674cm" svg:x1="8.62cm" svg:y1="59.261cm" svg:x2="36.242cm" svg:y2="34.496cm" draw:start-shape="id24" draw:start-glue-point="3" draw:end-shape="id10" draw:end-glue-point="3" svg:d="M8620 59261h-3175v-24765h30797" svg:viewBox="0 0 30798 24766">
          <text:p/>
        </draw:connector>
        <draw:connector draw:style-name="gr10" draw:text-style-name="P7" draw:layer="layout" draw:line-skew="-2.673cm" svg:x1="8.619cm" svg:y1="61.166cm" svg:x2="36.242cm" svg:y2="34.496cm" draw:start-shape="id26" draw:start-glue-point="3" draw:end-shape="id10" draw:end-glue-point="3" svg:d="M8619 61166h-3174v-26670h30797" svg:viewBox="0 0 30798 26671">
          <text:p/>
        </draw:connector>
        <draw:connector draw:style-name="gr10" draw:text-style-name="P7" draw:layer="layout" draw:line-skew="-1.085cm" svg:x1="7.032cm" svg:y1="63.071cm" svg:x2="36.242cm" svg:y2="34.496cm" draw:start-shape="id27" draw:start-glue-point="3" draw:end-shape="id10" draw:end-glue-point="3" svg:d="M7032 63071h-1587v-28575h30797" svg:viewBox="0 0 30798 28576">
          <text:p/>
        </draw:connector>
        <draw:connector draw:style-name="gr10" draw:text-style-name="P7" draw:layer="layout" draw:line-skew="-2.673cm" svg:x1="8.619cm" svg:y1="64.976cm" svg:x2="36.242cm" svg:y2="34.496cm" draw:start-shape="id28" draw:start-glue-point="3" draw:end-shape="id10" draw:end-glue-point="3" svg:d="M8619 64976h-3174v-30480h30797" svg:viewBox="0 0 30798 30481">
          <text:p/>
        </draw:connector>
        <draw:connector draw:style-name="gr10" draw:text-style-name="P7" draw:layer="layout" draw:line-skew="-2.673cm" svg:x1="8.619cm" svg:y1="66.881cm" svg:x2="36.242cm" svg:y2="34.496cm" draw:start-shape="id29" draw:start-glue-point="3" draw:end-shape="id10" draw:end-glue-point="3" svg:d="M8619 66881h-3174v-32385h30797" svg:viewBox="0 0 30798 32386">
          <text:p/>
        </draw:connector>
        <draw:connector draw:style-name="gr10" draw:text-style-name="P7" draw:layer="layout" draw:line-skew="-2.673cm" svg:x1="8.619cm" svg:y1="68.786cm" svg:x2="36.242cm" svg:y2="34.496cm" draw:start-shape="id30" draw:start-glue-point="3" draw:end-shape="id10" draw:end-glue-point="3" svg:d="M8619 68786h-3174v-34290h30797" svg:viewBox="0 0 30798 34291">
          <text:p/>
        </draw:connector>
        <draw:connector draw:style-name="gr10" draw:text-style-name="P7" draw:layer="layout" draw:line-skew="-1.719cm" svg:x1="7.666cm" svg:y1="70.691cm" svg:x2="36.242cm" svg:y2="34.496cm" draw:start-shape="id31" draw:start-glue-point="3" draw:end-shape="id10" draw:end-glue-point="3" svg:d="M7666 70691h-2221v-36195h30797" svg:viewBox="0 0 30798 36196">
          <text:p/>
        </draw:connector>
        <draw:connector draw:style-name="gr10" draw:text-style-name="P7" draw:layer="layout" draw:line-skew="-1.719cm" svg:x1="7.666cm" svg:y1="72.596cm" svg:x2="36.242cm" svg:y2="34.496cm" draw:start-shape="id32" draw:start-glue-point="3" draw:end-shape="id10" draw:end-glue-point="3" svg:d="M7666 72596h-2221v-38100h30797" svg:viewBox="0 0 30798 38101">
          <text:p/>
        </draw:connector>
        <draw:connector draw:style-name="gr10" draw:text-style-name="P7" draw:layer="layout" draw:line-skew="-1.404cm" svg:x1="23.86cm" svg:y1="22.114cm" svg:x2="36.242cm" svg:y2="34.496cm" draw:start-shape="id8" draw:start-glue-point="3" draw:end-shape="id10" draw:end-glue-point="3" svg:d="M23860 22114h-1905v12382h14287" svg:viewBox="0 0 14288 12383">
          <text:p/>
        </draw:connector>
        <draw:connector draw:style-name="gr10" draw:text-style-name="P7" draw:layer="layout" draw:line-skew="-1.404cm" svg:x1="23.86cm" svg:y1="24.019cm" svg:x2="36.242cm" svg:y2="34.496cm" draw:start-shape="id9" draw:start-glue-point="3" draw:end-shape="id10" draw:end-glue-point="3" svg:d="M23860 24019h-1905v10477h14287" svg:viewBox="0 0 14288 10478">
          <text:p/>
        </draw:connector>
        <draw:frame draw:style-name="gr15" draw:text-style-name="P10" draw:layer="layout" svg:width="14.922cm" svg:height="1.673cm" svg:x="7.35cm" svg:y="51.079cm">
          <draw:text-box>
            <text:p text:style-name="P9">#{do if recur throw finally try monitor-exit</text:p>
            <text:p text:style-name="P9"><text:s/>monitor-enter new catch}</text:p>
          </draw:text-box>
        </draw:frame>
        <draw:connector draw:style-name="gr10" draw:text-style-name="P7" draw:layer="layout" draw:line-skew="6.378cm" svg:x1="56.668cm" svg:y1="22.114cm" svg:x2="45.132cm" svg:y2="34.496cm" draw:start-shape="id11" draw:start-glue-point="1" draw:end-shape="id10" draw:end-glue-point="1" svg:d="M56668 22114h6879v12382h-18415" svg:viewBox="0 0 18416 12383">
          <text:p/>
        </draw:connector>
        <draw:connector draw:style-name="gr10" draw:text-style-name="P7" draw:layer="layout" draw:line-skew="4.262cm" svg:x1="58.785cm" svg:y1="24.02cm" svg:x2="45.132cm" svg:y2="34.496cm" draw:start-shape="id12" draw:start-glue-point="1" draw:end-shape="id10" draw:end-glue-point="1" svg:d="M58785 24020h4762v10476h-18415" svg:viewBox="0 0 18416 10477">
          <text:p/>
        </draw:connector>
        <draw:connector draw:style-name="gr10" draw:text-style-name="P7" draw:layer="layout" draw:line-skew="4.262cm" svg:x1="58.785cm" svg:y1="25.925cm" svg:x2="45.132cm" svg:y2="34.496cm" draw:start-shape="id13" draw:start-glue-point="1" draw:end-shape="id10" draw:end-glue-point="1" svg:d="M58785 25925h4762v8571h-18415" svg:viewBox="0 0 18416 8572">
          <text:p/>
        </draw:connector>
        <draw:connector draw:style-name="gr10" draw:text-style-name="P7" draw:layer="layout" draw:line-skew="4.263cm" svg:x1="58.784cm" svg:y1="27.83cm" svg:x2="45.132cm" svg:y2="34.496cm" draw:start-shape="id14" draw:start-glue-point="1" draw:end-shape="id10" draw:end-glue-point="1" svg:d="M58784 27830h4763v6666h-18415" svg:viewBox="0 0 18416 6667">
          <text:p/>
        </draw:connector>
        <draw:connector draw:style-name="gr10" draw:text-style-name="P7" draw:layer="layout" draw:line-skew="4.262cm" svg:x1="58.785cm" svg:y1="29.735cm" svg:x2="45.132cm" svg:y2="34.496cm" draw:start-shape="id15" draw:start-glue-point="1" draw:end-shape="id10" draw:end-glue-point="1" svg:d="M58785 29735h4762v4761h-18415" svg:viewBox="0 0 18416 4762">
          <text:p/>
        </draw:connector>
        <draw:connector draw:style-name="gr10" draw:text-style-name="P7" draw:layer="layout" draw:line-skew="4.263cm" svg:x1="58.784cm" svg:y1="31.639cm" svg:x2="45.132cm" svg:y2="34.496cm" draw:start-shape="id16" draw:start-glue-point="1" draw:end-shape="id10" draw:end-glue-point="1" svg:d="M58784 31639h4763v2857h-18415" svg:viewBox="0 0 18416 2858">
          <text:p/>
        </draw:connector>
        <draw:frame draw:style-name="gr16" draw:text-style-name="P12" draw:layer="layout" svg:width="3.175cm" svg:height="0.962cm" svg:x="27.352cm" svg:y="20.367cm">
          <draw:text-box>
            <text:p text:style-name="P11"><text:span text:style-name="T1">Clojure</text:span></text:p>
          </draw:text-box>
        </draw:frame>
        <draw:frame draw:style-name="gr16" draw:text-style-name="P12" draw:layer="layout" svg:width="6.667cm" svg:height="0.962cm" svg:x="49.895cm" svg:y="20.358cm">
          <draw:text-box>
            <text:p text:style-name="P11"><text:span text:style-name="T1"><text:s/></text:span><text:span text:style-name="T1">ClojureScript</text:span></text:p>
          </draw:text-box>
        </draw:frame>
        <draw:line draw:style-name="gr17" draw:text-style-name="P7" draw:layer="layout" svg:x1="13.7cm" svg:y1="17.51cm" svg:x2="67.04cm" svg:y2="17.51cm">
          <text:p/>
        </draw:line>
        <draw:line draw:style-name="gr17" draw:text-style-name="P7" draw:layer="layout" svg:x1="13.7cm" svg:y1="32.75cm" svg:x2="67.04cm" svg:y2="32.75cm">
          <text:p/>
        </draw:line>
        <draw:frame draw:style-name="gr18" draw:text-style-name="P14" draw:layer="layout" svg:width="4.765cm" svg:height="0.962cm" svg:x="13.697cm" svg:y="17.818cm">
          <draw:text-box>
            <text:p text:style-name="P13"><text:span text:style-name="T2">Top level forms</text:span></text:p>
          </draw:text-box>
        </draw:frame>
        <draw:connector draw:style-name="gr10" draw:text-style-name="P7" draw:layer="layout" draw:line-skew="2.039cm" svg:x1="52.117cm" svg:y1="39.576cm" svg:x2="45.132cm" svg:y2="34.496cm" draw:start-shape="id18" draw:start-glue-point="1" draw:end-shape="id10" draw:end-glue-point="1" svg:d="M52117 39576h2540v-5080h-9525" svg:viewBox="0 0 9526 5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6T09:09:50.838399306</meta:creation-date>
    <dc:date>2022-07-06T16:33:09.050363618</dc:date>
    <meta:editing-duration>PT49M38S</meta:editing-duration>
    <meta:editing-cycles>7</meta:editing-cycles>
    <meta:generator>LibreOffice/7.0.2.2$Linux_X86_64 LibreOffice_project/00$Build-2</meta:generator>
    <meta:document-statistic meta:object-count="91"/>
  </office:meta>
</office:document-meta>
</file>